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text-properties fo:font-style="italic" fo:font-weight="bold" style:font-style-asian="italic" style:font-weight-asian="bold" style:font-style-complex="italic" style:font-weight-complex="bold"/>
    </style:style>
    <style:style style:name="P2"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3" style:family="paragraph" style:parent-style-name="Standard">
      <style:paragraph-properties fo:text-align="justify" style:justify-single-word="false"/>
    </style:style>
    <style:style style:name="P4" style:family="paragraph" style:parent-style-name="Text_20_body">
      <style:paragraph-properties fo:text-align="justify" style:justify-single-word="false"/>
    </style:style>
    <style:style style:name="P5" style:family="paragraph" style:parent-style-name="Standard">
      <style:text-properties style:font-name="Courier New" fo:font-size="11pt" fo:font-weight="normal" style:font-size-asian="9.60000038146973pt" style:font-weight-asian="normal" style:font-size-complex="11pt" style:font-weight-complex="normal"/>
    </style:style>
    <style:style style:name="P6" style:family="paragraph" style:parent-style-name="Standard">
      <style:paragraph-properties fo:text-align="justify" style:justify-single-word="false"/>
      <style:text-properties style:font-name="Courier New" fo:font-weight="normal" style:font-weight-asian="normal" style:font-weight-complex="normal"/>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11" style:family="paragraph" style:parent-style-name="Standard">
      <style:paragraph-properties fo:text-align="center" style:justify-single-word="false"/>
      <style:text-properties fo:font-size="15pt" style:text-underline-style="none" fo:font-weight="normal" style:font-size-asian="15pt" style:font-weight-asian="normal" style:font-size-complex="15pt" style:font-weight-complex="normal"/>
    </style:style>
    <style:style style:name="P12" style:family="paragraph" style:parent-style-name="Standard">
      <style:text-properties fo:font-size="30pt" style:text-underline-style="solid" style:text-underline-width="auto" style:text-underline-color="font-color" fo:font-weight="bold" style:font-size-asian="26.25pt" style:font-weight-asian="bold" style:font-size-complex="30pt" style:font-weight-complex="bold"/>
    </style:style>
    <style:style style:name="P13" style:family="paragraph" style:parent-style-name="Standard">
      <style:paragraph-properties fo:text-align="center" style:justify-single-word="false"/>
      <style:text-properties fo:font-size="30pt" style:text-underline-style="none" fo:font-weight="normal" style:font-size-asian="26.25pt" style:font-weight-asian="normal" style:font-size-complex="30pt" style:font-weight-complex="normal"/>
    </style:style>
    <style:style style:name="P14" style:family="paragraph" style:parent-style-name="Standard">
      <style:paragraph-properties fo:text-align="center" style:justify-single-word="false"/>
      <style:text-properties fo:font-size="20pt" style:text-underline-style="solid" style:text-underline-width="auto" style:text-underline-color="font-color" fo:font-weight="normal" style:font-size-asian="17.5pt" style:font-weight-asian="normal" style:font-size-complex="20pt" style:font-weight-complex="normal"/>
    </style:style>
    <style:style style:name="P15" style:family="paragraph" style:parent-style-name="Standard">
      <style:text-properties fo:font-size="14pt" style:text-underline-style="solid" style:text-underline-width="auto" style:text-underline-color="font-color" fo:font-weight="normal" style:font-size-asian="12.25pt" style:font-weight-asian="normal" style:font-size-complex="14pt" style:font-weight-complex="normal"/>
    </style:style>
    <style:style style:name="P16" style:family="paragraph" style:parent-style-name="Standard">
      <style:text-properties fo:font-size="14pt" style:text-underline-style="none" fo:font-weight="normal" style:font-size-asian="12.25pt" style:font-weight-asian="normal" style:font-size-complex="14pt" style:font-weight-complex="normal"/>
    </style:style>
    <style:style style:name="P17" style:family="paragraph" style:parent-style-name="Text_20_body">
      <style:paragraph-properties fo:text-align="justify" style:justify-single-word="false"/>
      <style:text-properties fo:color="#000000" style:text-underline-style="none" fo:font-weight="normal" style:font-weight-asian="normal" style:font-weight-complex="normal"/>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style>
    <style:style style:name="P21" style:family="paragraph" style:parent-style-name="Header">
      <style:paragraph-properties fo:text-align="end" style:justify-single-word="false"/>
    </style:style>
    <style:style style:name="T1" style:family="text">
      <style:text-properties style:text-position="33% 80%"/>
    </style:style>
    <style:style style:name="T2" style:family="text">
      <style:text-properties fo:color="#000000" style:text-underline-style="none"/>
    </style:style>
    <style:style style:name="T3" style:family="text">
      <style:text-properties fo:color="#000000" style:text-underline-style="none" fo:font-weight="normal" style:font-weight-asian="normal" style:font-weight-complex="normal"/>
    </style:style>
    <style:style style:name="T4" style:family="text">
      <style:text-properties fo:color="#000000" style:text-underline-style="none" fo:font-weight="normal" style:font-weight-asian="normal" style:font-weight-complex="normal"/>
    </style:style>
    <style:style style:name="T5" style:family="text">
      <style:text-properties fo:color="#000000" fo:font-style="normal" style:text-underline-style="none" fo:font-weight="normal" style:font-style-asian="normal" style:font-weight-asian="normal" style:font-style-complex="normal" style:font-weight-complex="normal"/>
    </style:style>
    <style:style style:name="T6" style:family="text">
      <style:text-properties fo:color="#000000" fo:font-style="normal" style:text-underline-style="none" fo:font-weight="normal" style:font-style-asian="normal" style:font-weight-asian="normal" style:font-style-complex="normal" style:font-weight-complex="normal"/>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style:text-underline-style="solid" style:text-underline-width="auto" style:text-underline-color="font-color"/>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2"/>
      <text:p text:style-name="P13">ENTORNOS DE </text:p>
      <text:p text:style-name="P13">PROGRAMACIÓN</text:p>
      <text:p text:style-name="P11"/>
      <text:p text:style-name="P11"/>
      <text:p text:style-name="P14">Descripción de cada entorno</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5"><text:soft-page-break/>INDICE</text:p>
      <text:p text:style-name="P16"/>
      <text:p text:style-name="P16"><text:tab/>1.- Java</text:p>
      <text:p text:style-name="P16"><text:tab/>2.- JavaScript</text:p>
      <text:p text:style-name="P16"><text:tab/>3.- C++</text:p>
      <text:p text:style-name="P16"><text:tab/>4.-PHP</text:p>
      <text:p text:style-name="P16"><text:tab/>5.- Pytho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Standard"/>
      <text:p text:style-name="P1"><text:soft-page-break/>1.- JAVA</text:p>
      <text:p text:style-name="P5"/>
      <text:p text:style-name="P4"><text:span text:style-name="T8"><text:tab/>Java</text:span> es un lenguaje de programación y una plataforma informática comercializada por primera vez en 1995 por Sun Microsystems. Tuvo varios nombres como OAK o GREEN, pero fueron descartados . Java es, a partir de 2012, uno de los lenguajes de programación más populares en uso, particularmente para aplicaciones de cliente-servidor<text:span text:style-name="T3"> </text:span>de web, con unos diez millones de usuarios reportados. El paradigma de programación del lenguaje Java se basa en el concepto de programación orientada a objetos (OOP), que las funciones del lenguaje soportan.</text:p>
      <text:p text:style-name="P4"><text:tab/>El lenguaje Java es un derivado del lenguaje C, por lo que sus reglas de sintaxis se parecen mucho a C: por ejemplo, los bloques de códigos se modularizan en métodos y se delimitan con llaves (<text:span text:style-name="Source_20_Text">{</text:span> y <text:span text:style-name="Source_20_Text">}</text:span>) y las variables se declaran antes de que se usen. La gran diferencia fue que java se creo con la idea de que pudiese ser ejecutado en una maquina virtual. El primer prototipo se llamo ‘hot.java’.</text:p>
      <text:p text:style-name="P4"><text:tab/>Estructural mente, el lenguaje Java comienza con <text:span text:style-name="Emphasis">paquetes</text:span>. Un paquete es el mecanismo de espacio de nombres del lenguaje Java. Dentro de los paquetes se encuentran las clases y dentro de las clases se encuentran métodos, variables, constantes, entre otros. En este tutorial, aprenderá acerca de las partes del lenguaje Java.</text:p>
      <text:p text:style-name="P3"><text:tab/>Esta idea de que se ejecute en una maquina virtual ha evolucionado hasta el punto de que java sea un lenguaje multiplataforma , con el que cualquier equipo que tenga instalado <text:s/>JRE pueda ejecutar el código</text:p>
      <text:p text:style-name="P3"/>
      <text:p text:style-name="P3"/>
      <text:p text:style-name="P9"><text:span text:style-name="T10">2.- </text:span><text:span text:style-name="T10">JAVASCRIPT</text:span></text:p>
      <text:p text:style-name="P9"><text:span text:style-name="T10"/></text:p>
      <text:p text:style-name="P4"><text:span text:style-name="T9"><text:tab/>J</text:span><text:span text:style-name="T5">avaScript (abreviado comúnmente JS) es un lenguaje de programación interpretado,dialecto del estándar ECMAscript. Se define como orientado a objetos, basado en prototipos, imperativo, débilmente tipado y dinámico. </text:span><text:span text:style-name="T5">Es un lenguaje interpretado. Nació de la rivalidad entre Microsoft y Netscape de seguir avanzando en el diseño de paginas web.</text:span></text:p>
      <text:p text:style-name="P4"><text:span text:style-name="T5"><text:tab/>Se utiliza principalmente en su forma del lado del cliente, implementado como parte de un navegador web permitiendo mejoras en la interfaz de usuario y páginas web dinámicas ​ aunque existe una forma de JavaScript del lado del servidor (Server-side JavaScript o SSJS). Su uso en aplicaciones externas a la web, por ejemplo en documentos PDF, aplicaciones de escritorio (mayoritariamente widgets) es también significativo. </text:span></text:p>
      <text:p text:style-name="P17"><text:tab/>JavaScript se diseñó con una sintaxis similar a C, aunque adopta nombres y convenciones del lenguaje de programación Java. Sin embargo, Java y JavaScript tienen semánticas y propósitos diferentes. </text:p>
      <text:p text:style-name="P17"><text:tab/>Todos los navegadores modernos interpretan el código JavaScript integrado en las páginas web. Para interactuar con una página web se provee al lenguaje JavaScript de una implementación del Document Object Model <text:s/>(DOM). </text:p>
      <text:p text:style-name="P4"/>
      <text:p text:style-name="P2"/>
      <text:p text:style-name="P2"/>
      <text:p text:style-name="P2"><text:soft-page-break/>3.- C++ </text:p>
      <text:p text:style-name="P6"/>
      <text:p text:style-name="P4"><text:span text:style-name="Strong_20_Emphasis"><text:tab/>C++</text:span> es un lenguaje de programación diseñado a mediados de los años 1980 por Bjarne Stroustrup. La intención de su creación fue el extender al lenguaje de programación C mecanismos que permiten la manipulación de objetos. En ese sentido, desde el punto de vista de los lenguajes orientados a objetos, el C++ es un lenguaje híbrido.</text:p>
      <text:p text:style-name="P4"><text:tab/>Posteriormente se añadieron facilidades de programación genérica, que se sumaron a los paradigmas de programación estructurada y programación orientada a objetos. Por esto se suele decir que el C++ es un lenguaje de programación multiparadigma.</text:p>
      <text:p text:style-name="P4"><text:tab/>Actualmente existe un estándar, denominado ISO C++, al que se han adherido la mayoría de los fabricantes de compiladores más modernos. Existen también algunos intérpretes, tales como ROOT.</text:p>
      <text:p text:style-name="P4"><text:tab/>Una particularidad del C++ es la posibilidad de redefinir los operadores, y de poder crear nuevos tipos que se comporten como tipos fundamentales.</text:p>
      <text:p text:style-name="P4"><text:tab/>El nombre <text:span text:style-name="Strong_20_Emphasis">C++</text:span> fue propuesto por Rick Mascitt en el año 1983, cuando el lenguaje fue utilizado por primera vez fuera de un laboratorio científico. Antes se había usado el nombre "C con clases". En C++, la expresión "C++" significa "incremento de C" y se refiere a que C++ es una extensión de C.</text:p>
      <text:p text:style-name="P3"/>
      <text:p text:style-name="P3"/>
      <text:p text:style-name="P9"><text:span text:style-name="T10">4.- </text:span><text:span text:style-name="T10">PHP</text:span></text:p>
      <text:p text:style-name="P3"/>
      <text:p text:style-name="P4"><text:span text:style-name="Strong_20_Emphasis"><text:span text:style-name="T8"><text:tab/>PHP</text:span></text:span> es un lenguaje de programación de uso general de código del lado del servidor originalmente diseñado para el desarrollo web de contenido dinámico. Fue uno de los primeros lenguajes de programación del lado del servidor que se podían incorporar directamente en el documento HTML en lugar de llamar a un archivo externo que procese los datos. El código es interpretado por un servidor web con un módulo de procesador de PHP que genera la página Web resultante. PHP ha evolucionado por lo que ahora incluye también una interfaz de línea de comandos que puede ser usada en aplicaciones gráficas independientes. Puede ser usado en la mayoría de los servidores web al igual que en casi todos los sistemas operativos y plataformas sin ningún costo.</text:p>
      <text:p text:style-name="P4"><text:tab/>PHP se considera uno de los lenguajes más flexibles, potentes y de alto rendimiento conocidos hasta el día de hoy<text:span text:style-name="T1">,</text:span> lo que ha atraído el interés de múltiples sitios con gran demanda de tráfico, como Facebook, para optar por el mismo como tecnología de servidor. Permite crear scripts incrustados dentro de sus etiquetas características , &lt;php&gt;.</text:p>
      <text:p text:style-name="P4"><text:tab/>Fue creado originalmente por Rasmus Lerdorf en 1995. Actualmente el lenguaje sigue siendo desarrollado con nuevas funciones por el grupo PHP.1 Este lenguaje forma parte del software libre publicado bajo la licencia PHP, que es incompatible con la Licencia Pública General de GNU debido a las restricciones del uso del término PHP</text:p>
      <text:p text:style-name="P3"/>
      <text:p text:style-name="P3"/>
      <text:p text:style-name="P2"><text:soft-page-break/>5.- PYTHON</text:p>
      <text:p text:style-name="Text_20_body"/>
      <text:p text:style-name="P4"><text:span text:style-name="T8"><text:tab/>Python</text:span> es un <text:span text:style-name="T2">lenguaje de programación interpretado cuya</text:span> filosofía hace hincapié en una sintaxis que favorezca un código legible. <text:s/>Dió sus primeros pasos como un pasatiempo. Surgió como la continuación de ABC , que pretendía ser el sucesor de Basic</text:p>
      <text:p text:style-name="P4"><text:tab/>Python es un lenguaje de programación <text:a xlink:type="simple" xlink:href="https://es.wikipedia.org/wiki/Lenguaje_de_programación#Paradigma_de_programación" text:style-name="Internet_20_link" text:visited-style-name="Visited_20_Internet_20_Link"><text:span text:style-name="T2">multiparadigma</text:span></text:a>. Esto significa que más que forzar a los programadores a adoptar un estilo particular de programación, permite varios estilos: <text:a xlink:type="simple" xlink:href="https://es.wikipedia.org/wiki/Programación_orientada_a_objetos" text:style-name="Internet_20_link" text:visited-style-name="Visited_20_Internet_20_Link"><text:span text:style-name="T3">programación</text:span></text:a><text:a xlink:type="simple" xlink:href="https://es.wikipedia.org/wiki/Programación_orientada_a_objetos" text:style-name="Internet_20_link" text:visited-style-name="Visited_20_Internet_20_Link"> </text:a>o<text:span text:style-name="T2">rientado a objetos, programación</text:span><text:span text:style-name="T3"> </text:span><text:span text:style-name="T3">imperativa y,</text:span><text:span text:style-name="T2"> funcional. </text:span><text:span text:style-name="T7">Otros</text:span> paradigmas están soportados mediante el uso de extensiones. Python usa <text:span text:style-name="T2">tipado dinámico y conteo de referencia para la administración de memoria. </text:span></text:p>
      <text:p text:style-name="P4"><text:tab/>Es administrado por la <text:a xlink:type="simple" xlink:href="https://es.wikipedia.org/wiki/Python_Software_Foundation" text:style-name="Internet_20_link" text:visited-style-name="Visited_20_Internet_20_Link"><text:span text:style-name="T2">Python Software Foundation</text:span></text:a>. Posee una licencia de <text:a xlink:type="simple" xlink:href="https://es.wikipedia.org/wiki/Código_abierto" text:style-name="Internet_20_link" text:visited-style-name="Visited_20_Internet_20_Link"><text:span text:style-name="T2">código abierto</text:span></text:a>, denominada <text:a xlink:type="simple" xlink:href="https://es.wikipedia.org/wiki/Python_Software_Foundation_License" text:style-name="Internet_20_link" text:visited-style-name="Visited_20_Internet_20_Link"><text:span text:style-name="T2">Python Software Foundation License</text:span></text:a>,que es compatible con la <text:a xlink:type="simple" xlink:href="https://es.wikipedia.org/wiki/GNU_General_Public_License" text:style-name="Internet_20_link" text:visited-style-name="Visited_20_Internet_20_Link"><text:span text:style-name="T2">Licencia pública general </text:span></text:a><text:a xlink:type="simple" xlink:href="https://es.wikipedia.org/wiki/GNU_General_Public_License" text:style-name="Internet_20_link" text:visited-style-name="Visited_20_Internet_20_Link"><text:span text:style-name="T3">de </text:span></text:a><text:a xlink:type="simple" xlink:href="https://es.wikipedia.org/wiki/GNU_General_Public_License" text:style-name="Internet_20_link" text:visited-style-name="Visited_20_Internet_20_Link"><text:span text:style-name="T2">GNU</text:span></text:a> a partir de la versión 2.1.1, e incompatible en ciertas versiones anteriores. </text:p>
      <text:p text:style-name="P4"><text:tab/>Una característica importante de Python es la resolución dinámica de nombres; es decir, lo que enlaza un método y un nombre de variable durante la ejecución del programa (también llamado enlace dinámico de métodos). </text:p>
      <text:p text:style-name="P4"><text:tab/>A día de hoy es utilizado para muchas aplicaciones (Dropbox, Instagram), ademas de estar convirtiéndose en unos de los lenguajes mas necesarios en ciertos ámbitos (machine learning)</text:p>
      <text:section text:style-name="Sect1" text:name="toc">
        <text:p text:style-name="P4"/>
      </text:section>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text-properties style:font-name="Liberation Serif" fo:font-family="'Liberation Serif'" style:font-family-generic="roman" style:font-pitch="variable" fo:font-size="14pt" fo:font-weight="bold" style:font-name-asian="Unifont" style:font-family-asian="Unifont"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text-properties style:font-name="Liberation Serif" fo:font-family="'Liberation Serif'" style:font-family-generic="roman" style:font-pitch="variable" fo:font-size="18pt" fo:font-weight="bold" style:font-name-asian="Unifont" style:font-family-asian="Unifont"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Bernardo Morán Fernández-Trigales <text:s text:c="7"/>DAW1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4T15:14:36.688844937</meta:creation-date>
    <dc:date>2019-10-01T15:52:41.898878656</dc:date>
    <meta:editing-duration>PT42M34S</meta:editing-duration>
    <meta:editing-cycles>9</meta:editing-cycles>
    <meta:generator>LibreOffice/6.0.7.3$Linux_X86_64 LibreOffice_project/00m0$Build-3</meta:generator>
    <meta:document-statistic meta:table-count="0" meta:image-count="0" meta:object-count="0" meta:page-count="5" meta:paragraph-count="36" meta:word-count="1074" meta:character-count="6797" meta:non-whitespace-character-count="5713"/>
  </office:meta>
</office:document-meta>
</file>